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a95a5" officeooo:paragraph-rsid="001a95a5"/>
    </style:style>
    <style:style style:name="P2" style:family="paragraph" style:parent-style-name="Standard">
      <style:text-properties officeooo:rsid="001a95a5" officeooo:paragraph-rsid="001a95a5"/>
    </style:style>
    <style:style style:name="P3" style:family="paragraph" style:parent-style-name="Standard">
      <style:text-properties fo:font-weight="bold" officeooo:rsid="001a95a5" officeooo:paragraph-rsid="001a95a5" style:font-weight-asian="bold" style:font-weight-complex="bold"/>
    </style:style>
    <style:style style:name="P4" style:family="paragraph" style:parent-style-name="Standard">
      <style:text-properties fo:font-weight="bold" officeooo:rsid="001aba8a" officeooo:paragraph-rsid="001aba8a" style:font-weight-asian="bold" style:font-weight-complex="bold"/>
    </style:style>
    <style:style style:name="P5" style:family="paragraph" style:parent-style-name="Standard">
      <style:text-properties fo:font-weight="normal" officeooo:rsid="001a95a5" officeooo:paragraph-rsid="001a95a5" style:font-weight-asian="normal" style:font-weight-complex="normal"/>
    </style:style>
    <style:style style:name="P6" style:family="paragraph" style:parent-style-name="Standard">
      <style:text-properties fo:font-weight="normal" officeooo:rsid="001aba8a" officeooo:paragraph-rsid="001aba8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b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egunta 1:</text:p>
      <text:p text:style-name="P2">Arquitectura cliente servidor.</text:p>
      <text:p text:style-name="P2">Se trata de la manera de realizar las peticiones de información entre ambas partes</text:p>
      <text:p text:style-name="P2"/>
      <text:p text:style-name="P3">Pregunta 2:</text:p>
      <text:p text:style-name="P2">Diferencias de protocolos de internet: <text:span text:style-name="T2">TCP, IP, IMAP, POP3...</text:span></text:p>
      <text:p text:style-name="P2"/>
      <text:p text:style-name="P3">Pregunta 3:</text:p>
      <text:p text:style-name="P2">Herramientas para desarrollo:</text:p>
      <text:p text:style-name="P2"><text:tab/></text:p>
      <text:p text:style-name="P2"/>
      <text:p text:style-name="P3">Pregunta 4:</text:p>
      <text:p text:style-name="P2">Lenguaje que conozcamos en entorno cliente:</text:p>
      <text:p text:style-name="P2"><text:tab/>-Java, HTML, CSS</text:p>
      <text:p text:style-name="P2"/>
      <text:p text:style-name="P3">Pregunta 5: </text:p>
      <text:p text:style-name="P2">Librería, Framework que conozca:</text:p>
      <text:p text:style-name="P2"/>
      <text:p text:style-name="P2"/>
      <text:p text:style-name="P2"><text:span text:style-name="T1">Pregunta 6:</text:span> </text:p>
      <text:p text:style-name="P2">IDE con los que haya trabajado:</text:p>
      <text:p text:style-name="P2"><text:tab/>-Visual Studio, Eclipse.</text:p>
      <text:p text:style-name="P2"/>
      <text:p text:style-name="P3">Pregunta 7:</text:p>
      <text:p text:style-name="P5">Estructura de datos que conozcamos:</text:p>
      <text:p text:style-name="P5"><text:tab/>-Java Collections.</text:p>
      <text:p text:style-name="P5"/>
      <text:p text:style-name="P4">Pregunta 8:</text:p>
      <text:p text:style-name="P6">Abstraccion: Es el concepto en el que posicionarse para la programación, no importa como funciona un metodo en concreto, simplemente le pasamos los parametros y nos devuelve unos resultados con los que poder trabajar</text:p>
      <text:p text:style-name="P6"/>
      <text:p text:style-name="P6"/>
      <text:p text:style-name="P4">Pregunta 9:</text:p>
      <text:p text:style-name="P6">Paradigma de progamación:</text:p>
      <text:p text:style-name="P6"><text:tab/>-Imperativo, declarativo.</text:p>
      <text:p text:style-name="P6"/>
      <text:p text:style-name="P4">Pregunta 10:</text:p>
      <text:p text:style-name="P6">Web Dinamica:</text:p>
      <text:p text:style-name="P6"><text:tab/>- Se tratan de las paginas web con las que se puede interactuar, contienen publicidad etc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95a5" officeooo:paragraph-rsid="001a9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oaquín García Jimenez<text:tab/><text:tab/>2º 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2:38:47.992000000</meta:creation-date>
    <dc:date>2021-09-17T12:57:46.157000000</dc:date>
    <meta:editing-duration>PT17S</meta:editing-duration>
    <meta:editing-cycles>1</meta:editing-cycles>
    <meta:document-statistic meta:table-count="0" meta:image-count="0" meta:object-count="0" meta:page-count="1" meta:paragraph-count="28" meta:word-count="140" meta:character-count="919" meta:non-whitespace-character-count="797"/>
    <meta:generator>LibreOffice/7.2.0.4$Windows_X86_64 LibreOffice_project/9a9c6381e3f7a62afc1329bd359cc48accb6435b</meta:generator>
  </office:meta>
</office:document-meta>
</file>